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3fb449"/>
    </style:style>
    <style:style style:name="P2" style:family="paragraph" style:parent-style-name="Standard">
      <style:text-properties officeooo:rsid="003fb449" officeooo:paragraph-rsid="003fb449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3fb449" officeooo:paragraph-rsid="003fb449"/>
    </style:style>
    <style:style style:name="P4" style:family="paragraph" style:parent-style-name="Standard">
      <style:text-properties officeooo:paragraph-rsid="004118cb"/>
    </style:style>
    <style:style style:name="T1" style:family="text">
      <style:text-properties fo:color="#cc7832" loext:opacity="100%" style:font-name="JetBrains Mono" fo:font-size="13.5pt" fo:font-style="normal" fo:font-weight="normal" style:font-size-asian="13.5pt" style:font-style-asian="normal" style:font-weight-asian="normal"/>
    </style:style>
    <style:style style:name="T2" style:family="text">
      <style:text-properties fo:color="#cc7832" loext:opacity="100%" style:font-name="JetBrains Mono" fo:font-size="13.5pt" fo:font-style="normal" fo:font-weight="normal" style:font-size-asian="13.5pt" style:font-style-asian="normal" style:font-weight-asian="normal" style:font-weight-complex="bold"/>
    </style:style>
    <style:style style:name="T3" style:family="text">
      <style:text-properties fo:color="#a9b7c6" loext:opacity="100%" style:font-name="JetBrains Mono" fo:font-size="13.5pt" fo:font-style="normal" fo:font-weight="normal" style:font-size-asian="13.5pt" style:font-style-asian="normal" style:font-weight-asian="normal"/>
    </style:style>
    <style:style style:name="T4" style:family="text">
      <style:text-properties fo:color="#a9b7c6" loext:opacity="100%" style:font-name="JetBrains Mono" fo:font-size="13.5pt" fo:font-style="italic" fo:font-weight="normal" style:font-size-asian="13.5pt" style:font-style-asian="italic" style:font-weight-asian="normal"/>
    </style:style>
    <style:style style:name="T5" style:family="text">
      <style:text-properties fo:color="#ffc66d" loext:opacity="100%" style:font-name="JetBrains Mono" fo:font-size="13.5pt" fo:font-style="normal" fo:font-weight="normal" style:font-size-asian="13.5pt" style:font-style-asian="normal" style:font-weight-asian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fb449" style:font-weight-asian="bold" style:font-weight-complex="bold"/>
    </style:style>
    <style:style style:name="T8" style:family="text">
      <style:text-properties fo:font-weight="bold" officeooo:rsid="004118cb" style:font-weight-asian="bold" style:font-weight-complex="bold"/>
    </style:style>
    <style:style style:name="T9" style:family="text">
      <style:text-properties fo:font-weight="bold" officeooo:rsid="0041deb4" style:font-weight-asian="bold" style:font-weight-complex="bold"/>
    </style:style>
    <style:style style:name="T10" style:family="text">
      <style:text-properties fo:font-weight="bold" officeooo:rsid="0041deb4" fo:background-color="#ffff00" loext:char-shading-value="0" style:font-weight-asian="bold" style:font-weight-complex="bold"/>
    </style:style>
    <style:style style:name="T11" style:family="text">
      <style:text-properties fo:font-weight="bold" officeooo:rsid="0041deb4" fo:background-color="#ffff00" loext:char-shading-value="0" style:font-weight-asian="bold" style:font-weight-complex="bold"/>
    </style:style>
    <style:style style:name="T12" style:family="text">
      <style:text-properties fo:color="#808080" loext:opacity="100%" style:font-name="JetBrains Mono" fo:font-size="13.5pt" fo:font-style="normal" fo:font-weight="normal" style:font-size-asian="13.5pt" style:font-style-asian="normal" style:font-weight-asian="normal"/>
    </style:style>
    <style:style style:name="T13" style:family="text">
      <style:text-properties fo:color="#6897bb" loext:opacity="100%" style:font-name="JetBrains Mono" fo:font-size="13.5pt" fo:font-style="normal" fo:font-weight="normal" style:font-size-asian="13.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Дан массив целых чисел где каждое число -- количество камней </text:span><text:span text:style-name="T7">в i - о</text:span><text:span text:style-name="T6">той стопке.</text:span></text:p>
      <text:p text:style-name="P4"><text:span text:style-name="T6"><text:s/>Вы можете ровно </text:span><text:span text:style-name="T7">o</text:span><text:span text:style-name="T6">peration</text:span><text:span text:style-name="T7">C</text:span><text:span text:style-name="T6">ount </text:span><text:span text:style-name="T7">раз</text:span><text:span text:style-name="T6"> взять любое значение из массива и вычесть из него половину. </text:span><text:span text:style-name="T7">М</text:span><text:span text:style-name="T6">ожно применять вычитание на одну и ту же стопку более одного раза. <text:s/></text:span><text:span text:style-name="T7">Т</text:span><text:span text:style-name="T6">ребуется снять камни так чтобы осталось минимум камней массиве </text:span><text:span text:style-name="T7">и</text:span><text:span text:style-name="T6"> вернуть </text:span><text:span text:style-name="T8">суму сколько <text:s/></text:span><text:span text:style-name="T6">камней осталось массиве.</text:span></text:p>
      <text:p text:style-name="P1"><text:span text:style-name="T6"/></text:p>
      <text:p text:style-name="Standard"><text:span text:style-name="T7">Решение:<text:line-break/><text:line-break/></text:span>1) требуется получить минимальную сумму массиве </text:p>
      <text:p text:style-name="Standard">2) для этого необходимо вычесть максимально возможное число из массива</text:p>
      <text:p text:style-name="Standard">3) <text:s/>при этом величина вычитаемого значения зависит от числа из которых происходит вычитание то есть чем больше число тем больше вычитаем</text:p>
      <text:p text:style-name="Standard">4) Следовательно нам нужно всегда почитать из максимального числа</text:p>
      <text:p text:style-name="Standard">5) основная проблема в том что после первого вычитания максимальное число может измениться<text:span text:style-name="T7"><text:line-break/><text:line-break/>т.е. нужно применить кучу</text:span><text:span text:style-name="T9">(</text:span><text:span text:style-name="T11">reversed orfer - максимальную</text:span><text:span text:style-name="T9">)</text:span><text:span text:style-name="T7"> которая всегда будет перестраиваться т давать нам сверху максимальний елемент.</text:span></text:p>
      <text:p text:style-name="P2"><text:span text:style-name="T6"/></text:p>
      <text:p text:style-name="P3"><text:span text:style-name="T2">public int </text:span><text:span text:style-name="T5">minStoneSum</text:span><text:span text:style-name="T3">(</text:span><text:span text:style-name="T1">int</text:span><text:span text:style-name="T3">[] piles</text:span><text:span text:style-name="T1">, int </text:span><text:span text:style-name="T3">k) {</text:span><text:line-break/><text:span text:style-name="T3"> <text:s text:c="3"/></text:span><text:span text:style-name="T12">// count sum all stones</text:span><text:line-break/><text:span text:style-name="T12"> <text:s text:c="3"/></text:span><text:span text:style-name="T1">int </text:span><text:span text:style-name="T3">countStones = Arrays.</text:span><text:span text:style-name="T4">stream</text:span><text:span text:style-name="T3">(piles).sum()</text:span><text:span text:style-name="T1">;</text:span><text:line-break/><text:line-break/><text:span text:style-name="T1"> <text:s text:c="3"/></text:span><text:span text:style-name="T3">Queue&lt;Integer&gt; maxHeap = </text:span><text:span text:style-name="T1">new </text:span><text:span text:style-name="T3">PriorityQueue&lt;&gt;(Collections.</text:span><text:span text:style-name="T4">reverseOrder</text:span><text:span text:style-name="T3">())</text:span><text:span text:style-name="T1">;</text:span><text:line-break/><text:span text:style-name="T1"> <text:s text:c="3"/></text:span><text:span text:style-name="T12">// add each piles of stone to kth</text:span><text:line-break/><text:span text:style-name="T12"> <text:s text:c="3"/></text:span><text:span text:style-name="T1">for </text:span><text:span text:style-name="T3">(</text:span><text:span text:style-name="T1">int </text:span><text:span text:style-name="T3">s : piles) {</text:span><text:line-break/><text:span text:style-name="T3"> <text:s text:c="7"/>maxHeap.add(s)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for </text:span><text:span text:style-name="T3">(</text:span><text:span text:style-name="T1">int </text:span><text:span text:style-name="T3">i = </text:span><text:span text:style-name="T13">0</text:span><text:span text:style-name="T1">; </text:span><text:span text:style-name="T3">i &lt; k</text:span><text:span text:style-name="T1">; </text:span><text:span text:style-name="T3">i++) {</text:span><text:line-break/><text:span text:style-name="T3"> <text:s text:c="7"/></text:span><text:span text:style-name="T1">int </text:span><text:span text:style-name="T3">currentMaxPile = maxHeap.poll()</text:span><text:span text:style-name="T1">;</text:span><text:line-break/><text:span text:style-name="T1"> <text:s text:c="7"/>int </text:span><text:span text:style-name="T3">halfMaxPile = currentMaxPile / </text:span><text:span text:style-name="T13">2</text:span><text:span text:style-name="T1">;</text:span><text:line-break/><text:span text:style-name="T1"> <text:s text:c="7"/></text:span><text:span text:style-name="T3">maxHeap.add(currentMaxPile - halfMaxPile)</text:span><text:span text:style-name="T1">;</text:span><text:line-break/><text:span text:style-name="T1"> <text:s text:c="7"/></text:span><text:span text:style-name="T3">countStones -= halfMaxPile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return </text:span><text:span text:style-name="T3">countStones</text:span><text:span text:style-name="T1">;</text:span><text:line-break/><text:span text:style-name="T3">}</text:span></text:p>
      <text:p text:style-name="P2"><text:span text:style-name="T6"/></text:p>
      <text:p text:style-name="P2"><text:span text:style-name="T6"/></text:p>
      <text:p text:style-name="P2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6cm" fo:margin-right="0.76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4-01-02T11:27:06.147026343</dc:date>
    <meta:editing-duration>P1DT4H30M14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1" meta:paragraph-count="8" meta:word-count="202" meta:character-count="1451" meta:non-whitespace-character-count="1173"/>
  </office:meta>
</office:document-meta>
</file>